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Baskerville Old Face" svg:font-family="Baskerville Old Face" style:font-family-generic="roman" style:font-pitch="variable" svg:panose-1="2 2 6 2 8 5 5 2 3 3"/>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F0" style:family="paragraph">
      <style:paragraph-properties fo:break-before="page" fo:text-align="center" fo:margin-bottom="0in" fo:line-height="100%"/>
    </style:style>
    <style:style style:name="S1" style:family="section">
      <style:section-properties fo:margin-left="0in" fo:margin-right="0in" style:writing-mode="lr-tb"/>
    </style:style>
    <style:style style:name="P13" style:parent-style-name="Standard" style:family="paragraph">
      <style:paragraph-properties fo:text-align="center" fo:margin-bottom="0in" fo:line-height="100%"/>
      <style:text-properties style:font-name="Baskerville Old Face" style:font-name-complex="Arial" fo:font-weight="bold" style:font-weight-asian="bold" style:font-weight-complex="bold" fo:color="#003057" fo:font-size="22pt" style:font-size-asian="22pt" style:font-size-complex="22pt"/>
    </style:style>
    <style:style style:name="P14" style:parent-style-name="Standard" style:family="paragraph">
      <style:paragraph-properties fo:text-align="center" fo:margin-bottom="0in" fo:line-height="100%"/>
    </style:style>
    <style:style style:name="P15" style:parent-style-name="Standard" style:family="paragraph">
      <style:paragraph-properties fo:margin-bottom="0in" fo:line-height="100%"/>
      <style:text-properties style:font-name="Arial" style:font-name-complex="Arial" fo:font-size="10pt" style:font-size-asian="10pt" style:font-size-complex="10pt"/>
    </style:style>
    <style:style style:name="P16" style:parent-style-name="Standard" style:family="paragraph">
      <style:paragraph-properties fo:margin-bottom="0in" fo:line-height="100%"/>
      <style:text-properties style:font-name="Arial" style:font-name-complex="Arial" fo:font-size="10pt" style:font-size-asian="10pt" style:font-size-complex="10pt"/>
    </style:style>
    <style:style style:name="P17" style:parent-style-name="Heading1" style:family="paragraph">
      <style:paragraph-properties fo:margin-bottom="0.0833in"/>
    </style:style>
    <style:style style:name="TableColumn19" style:family="table-column">
      <style:table-column-properties style:column-width="2.184in" style:use-optimal-column-width="false"/>
    </style:style>
    <style:style style:name="TableColumn20" style:family="table-column">
      <style:table-column-properties style:column-width="4.309in" style:use-optimal-column-width="false"/>
    </style:style>
    <style:style style:name="Table18" style:family="table">
      <style:table-properties style:width="6.493in" fo:margin-left="0.0034in" table:align="left"/>
    </style:style>
    <style:style style:name="TableRow21" style:family="table-row">
      <style:table-row-properties style:min-row-height="0.1805in" style:use-optimal-row-height="false"/>
    </style:style>
    <style:style style:name="TableCell22"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23" style:parent-style-name="Standard" style:family="paragraph">
      <style:paragraph-properties fo:margin-bottom="0in" fo:line-height="100%"/>
    </style:style>
    <style:style style:name="TableCell24" style:family="table-cell">
      <style:table-cell-properties fo:border="0.0069in solid #000000" style:writing-mode="lr-tb" fo:padding-top="0in" fo:padding-left="0.075in" fo:padding-bottom="0in" fo:padding-right="0.075in"/>
    </style:style>
    <style:style style:name="P25" style:parent-style-name="Standard" style:family="paragraph">
      <style:paragraph-properties fo:margin-bottom="0in" fo:line-height="100%"/>
    </style:style>
    <style:style style:name="TableRow26" style:family="table-row">
      <style:table-row-properties style:min-row-height="0.1805in" style:use-optimal-row-height="false"/>
    </style:style>
    <style:style style:name="TableCell27"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28" style:parent-style-name="Standard" style:family="paragraph">
      <style:paragraph-properties fo:margin-bottom="0in" fo:line-height="100%"/>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fo:margin-bottom="0in" fo:line-height="100%"/>
    </style:style>
    <style:style style:name="TableRow31" style:family="table-row">
      <style:table-row-properties style:use-optimal-row-height="false"/>
    </style:style>
    <style:style style:name="TableCell32"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33" style:parent-style-name="Standard" style:family="paragraph">
      <style:paragraph-properties fo:margin-bottom="0in" fo:line-height="100%"/>
    </style:style>
    <style:style style:name="TableRow34" style:family="table-row">
      <style:table-row-properties style:min-row-height="0.4243in" style:use-optimal-row-height="false"/>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margin-bottom="0in" fo:line-height="100%"/>
    </style:style>
    <style:style style:name="P37" style:parent-style-name="Standard" style:family="paragraph">
      <style:paragraph-properties fo:margin-bottom="0in" fo:line-height="100%"/>
    </style:style>
    <style:style style:name="TableRow38" style:family="table-row">
      <style:table-row-properties style:use-optimal-row-height="false"/>
    </style:style>
    <style:style style:name="TableCell39"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40" style:parent-style-name="Standard" style:family="paragraph">
      <style:paragraph-properties fo:margin-bottom="0in" fo:line-height="100%"/>
    </style:style>
    <style:style style:name="TableRow41" style:family="table-row">
      <style:table-row-properties style:min-row-height="0.9868in" style:use-optimal-row-height="false"/>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margin-bottom="0in" fo:line-height="100%"/>
    </style:style>
    <style:style style:name="P44" style:parent-style-name="Standard" style:family="paragraph">
      <style:paragraph-properties fo:margin-bottom="0in" fo:line-height="100%"/>
    </style:style>
    <style:style style:name="P45" style:parent-style-name="Standard" style:family="paragraph">
      <style:paragraph-properties fo:margin-bottom="0in" fo:line-height="100%"/>
    </style:style>
    <style:style style:name="P46" style:parent-style-name="Standard" style:family="paragraph">
      <style:paragraph-properties fo:margin-bottom="0in" fo:line-height="100%"/>
    </style:style>
    <style:style style:name="P47" style:parent-style-name="Standard" style:family="paragraph">
      <style:paragraph-properties fo:margin-bottom="0in" fo:line-height="100%"/>
    </style:style>
    <style:style style:name="TableColumn49" style:family="table-column">
      <style:table-column-properties style:column-width="6.493in" style:use-optimal-column-width="false"/>
    </style:style>
    <style:style style:name="Table48" style:family="table">
      <style:table-properties style:width="6.493in" fo:margin-left="0.0034in" table:align="left"/>
    </style:style>
    <style:style style:name="TableRow50" style:family="table-row">
      <style:table-row-properties style:use-optimal-row-height="false"/>
    </style:style>
    <style:style style:name="TableCell51"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52" style:parent-style-name="Standard" style:family="paragraph">
      <style:paragraph-properties fo:margin-bottom="0in" fo:line-height="100%"/>
    </style:style>
    <style:style style:name="TableRow53" style:family="table-row">
      <style:table-row-properties style:min-row-height="0.3555in" style:use-optimal-row-height="false"/>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fo:margin-bottom="0in" fo:line-height="100%"/>
    </style:style>
    <style:style style:name="TableRow56" style:family="table-row">
      <style:table-row-properties style:use-optimal-row-height="false"/>
    </style:style>
    <style:style style:name="TableCell57"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58" style:parent-style-name="Standard" style:family="paragraph">
      <style:paragraph-properties fo:margin-bottom="0in" fo:line-height="100%"/>
    </style:style>
    <style:style style:name="TableRow59" style:family="table-row">
      <style:table-row-properties style:min-row-height="0.4243in" style:use-optimal-row-height="false"/>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paragraph-properties fo:margin-bottom="0in" fo:line-height="100%"/>
    </style:style>
    <style:style style:name="TableColumn63" style:family="table-column">
      <style:table-column-properties style:column-width="6.493in" style:use-optimal-column-width="false"/>
    </style:style>
    <style:style style:name="Table62" style:family="table">
      <style:table-properties style:width="6.493in" fo:margin-left="0.0034in" table:align="left"/>
    </style:style>
    <style:style style:name="TableRow64" style:family="table-row">
      <style:table-row-properties style:use-optimal-row-height="false"/>
    </style:style>
    <style:style style:name="TableCell65"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66" style:parent-style-name="Standard" style:family="paragraph">
      <style:paragraph-properties fo:margin-bottom="0in" fo:line-height="100%"/>
    </style:style>
    <style:style style:name="TableRow67" style:family="table-row">
      <style:table-row-properties style:min-row-height="0.3555in" style:use-optimal-row-height="false"/>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paragraph-properties fo:margin-bottom="0in" fo:line-height="100%"/>
    </style:style>
    <style:style style:name="TableRow70" style:family="table-row">
      <style:table-row-properties style:use-optimal-row-height="false"/>
    </style:style>
    <style:style style:name="TableCell71"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72" style:parent-style-name="Standard" style:family="paragraph">
      <style:paragraph-properties fo:margin-bottom="0in" fo:line-height="100%"/>
    </style:style>
    <style:style style:name="TableRow73" style:family="table-row">
      <style:table-row-properties style:min-row-height="0.4243in" style:use-optimal-row-height="false"/>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paragraph-properties fo:margin-bottom="0in" fo:line-height="100%"/>
    </style:style>
    <style:style style:name="TableColumn77" style:family="table-column">
      <style:table-column-properties style:column-width="6.493in" style:use-optimal-column-width="false"/>
    </style:style>
    <style:style style:name="Table76" style:family="table">
      <style:table-properties style:width="6.493in" fo:margin-left="0.0034in" table:align="left"/>
    </style:style>
    <style:style style:name="TableRow78" style:family="table-row">
      <style:table-row-properties style:use-optimal-row-height="false"/>
    </style:style>
    <style:style style:name="TableCell79"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80" style:parent-style-name="Standard" style:family="paragraph">
      <style:paragraph-properties fo:margin-bottom="0in" fo:line-height="100%"/>
    </style:style>
    <style:style style:name="TableRow81" style:family="table-row">
      <style:table-row-properties style:min-row-height="0.3555in" style:use-optimal-row-height="false"/>
    </style:style>
    <style:style style:name="TableCell82" style:family="table-cell">
      <style:table-cell-properties fo:border="0.0069in solid #000000" style:writing-mode="lr-tb" fo:padding-top="0in" fo:padding-left="0.075in" fo:padding-bottom="0in" fo:padding-right="0.075in"/>
    </style:style>
    <style:style style:name="P83" style:parent-style-name="Standard" style:family="paragraph">
      <style:paragraph-properties fo:margin-bottom="0in" fo:line-height="100%"/>
    </style:style>
    <style:style style:name="TableRow84" style:family="table-row">
      <style:table-row-properties style:use-optimal-row-height="false"/>
    </style:style>
    <style:style style:name="TableCell85"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86" style:parent-style-name="Standard" style:family="paragraph">
      <style:paragraph-properties fo:margin-bottom="0in" fo:line-height="100%"/>
    </style:style>
    <style:style style:name="TableRow87" style:family="table-row">
      <style:table-row-properties style:min-row-height="0.4243in" style:use-optimal-row-height="false"/>
    </style:style>
    <style:style style:name="TableCell88" style:family="table-cell">
      <style:table-cell-properties fo:border="0.0069in solid #000000" style:writing-mode="lr-tb" fo:padding-top="0in" fo:padding-left="0.075in" fo:padding-bottom="0in" fo:padding-right="0.075in"/>
    </style:style>
    <style:style style:name="P89" style:parent-style-name="Standard" style:family="paragraph">
      <style:paragraph-properties fo:margin-bottom="0in" fo:line-height="100%"/>
    </style:style>
    <style:style style:name="TableColumn91" style:family="table-column">
      <style:table-column-properties style:column-width="6.493in" style:use-optimal-column-width="false"/>
    </style:style>
    <style:style style:name="Table90" style:family="table">
      <style:table-properties style:width="6.493in" fo:margin-left="0.0034in" table:align="left"/>
    </style:style>
    <style:style style:name="TableRow92" style:family="table-row">
      <style:table-row-properties style:use-optimal-row-height="false"/>
    </style:style>
    <style:style style:name="TableCell93"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94" style:parent-style-name="Standard" style:family="paragraph">
      <style:paragraph-properties fo:margin-bottom="0in" fo:line-height="100%"/>
    </style:style>
    <style:style style:name="TableRow95" style:family="table-row">
      <style:table-row-properties style:min-row-height="0.3555in" style:use-optimal-row-height="false"/>
    </style:style>
    <style:style style:name="TableCell96" style:family="table-cell">
      <style:table-cell-properties fo:border="0.0069in solid #000000" style:writing-mode="lr-tb" fo:padding-top="0in" fo:padding-left="0.075in" fo:padding-bottom="0in" fo:padding-right="0.075in"/>
    </style:style>
    <style:style style:name="P97" style:parent-style-name="Standard" style:family="paragraph">
      <style:paragraph-properties fo:margin-bottom="0in" fo:line-height="100%"/>
    </style:style>
    <style:style style:name="TableRow98" style:family="table-row">
      <style:table-row-properties style:use-optimal-row-height="false"/>
    </style:style>
    <style:style style:name="TableCell99"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100" style:parent-style-name="Standard" style:family="paragraph">
      <style:paragraph-properties fo:margin-bottom="0in" fo:line-height="100%"/>
    </style:style>
    <style:style style:name="TableRow101" style:family="table-row">
      <style:table-row-properties style:min-row-height="0.4243in" style:use-optimal-row-height="false"/>
    </style:style>
    <style:style style:name="TableCell102" style:family="table-cell">
      <style:table-cell-properties fo:border="0.0069in solid #000000" style:writing-mode="lr-tb" fo:padding-top="0in" fo:padding-left="0.075in" fo:padding-bottom="0in" fo:padding-right="0.075in"/>
    </style:style>
    <style:style style:name="P103" style:parent-style-name="Standard" style:family="paragraph">
      <style:paragraph-properties fo:margin-bottom="0in" fo:line-height="100%"/>
    </style:style>
    <style:style style:name="TableColumn105" style:family="table-column">
      <style:table-column-properties style:column-width="6.493in" style:use-optimal-column-width="false"/>
    </style:style>
    <style:style style:name="Table104" style:family="table">
      <style:table-properties style:width="6.493in" fo:margin-left="0.0034in" table:align="left"/>
    </style:style>
    <style:style style:name="TableRow106" style:family="table-row">
      <style:table-row-properties style:use-optimal-row-height="false"/>
    </style:style>
    <style:style style:name="TableCell107"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108" style:parent-style-name="Standard" style:family="paragraph">
      <style:paragraph-properties fo:margin-bottom="0in" fo:line-height="100%"/>
    </style:style>
    <style:style style:name="TableRow109" style:family="table-row">
      <style:table-row-properties style:min-row-height="0.3555in" style:use-optimal-row-height="false"/>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paragraph-properties fo:margin-bottom="0in" fo:line-height="100%"/>
    </style:style>
    <style:style style:name="TableRow112" style:family="table-row">
      <style:table-row-properties style:use-optimal-row-height="false"/>
    </style:style>
    <style:style style:name="TableCell113"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114" style:parent-style-name="Standard" style:family="paragraph">
      <style:paragraph-properties fo:margin-bottom="0in" fo:line-height="100%"/>
    </style:style>
    <style:style style:name="TableRow115" style:family="table-row">
      <style:table-row-properties style:min-row-height="0.4243in" style:use-optimal-row-height="false"/>
    </style:style>
    <style:style style:name="TableCell116" style:family="table-cell">
      <style:table-cell-properties fo:border="0.0069in solid #000000" style:writing-mode="lr-tb" fo:padding-top="0in" fo:padding-left="0.075in" fo:padding-bottom="0in" fo:padding-right="0.075in"/>
    </style:style>
    <style:style style:name="P117" style:parent-style-name="Standard" style:family="paragraph">
      <style:paragraph-properties fo:margin-bottom="0in" fo:line-height="100%"/>
    </style:style>
    <style:style style:name="TableColumn119" style:family="table-column">
      <style:table-column-properties style:column-width="6.493in" style:use-optimal-column-width="false"/>
    </style:style>
    <style:style style:name="Table118" style:family="table">
      <style:table-properties style:width="6.493in" fo:margin-left="0.0034in" table:align="left"/>
    </style:style>
    <style:style style:name="TableRow120" style:family="table-row">
      <style:table-row-properties style:use-optimal-row-height="false"/>
    </style:style>
    <style:style style:name="TableCell121"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122" style:parent-style-name="Standard" style:family="paragraph">
      <style:paragraph-properties fo:margin-bottom="0in" fo:line-height="100%"/>
    </style:style>
    <style:style style:name="TableRow123" style:family="table-row">
      <style:table-row-properties style:min-row-height="0.3555in" style:use-optimal-row-height="false"/>
    </style:style>
    <style:style style:name="TableCell124" style:family="table-cell">
      <style:table-cell-properties fo:border="0.0069in solid #000000" style:writing-mode="lr-tb" fo:padding-top="0in" fo:padding-left="0.075in" fo:padding-bottom="0in" fo:padding-right="0.075in"/>
    </style:style>
    <style:style style:name="P125" style:parent-style-name="Standard" style:family="paragraph">
      <style:paragraph-properties fo:margin-bottom="0in" fo:line-height="100%"/>
    </style:style>
    <style:style style:name="TableRow126" style:family="table-row">
      <style:table-row-properties style:use-optimal-row-height="false"/>
    </style:style>
    <style:style style:name="TableCell127" style:family="table-cell">
      <style:table-cell-properties fo:border="0.0069in solid #000000" fo:background-color="#BDD6EE" style:writing-mode="lr-tb" fo:padding-top="0in" fo:padding-left="0.075in" fo:padding-bottom="0in" fo:padding-right="0.075in">
        <style:background-fill draw:fill="solid" draw:fill-color="#BDD6EE"/>
      </style:table-cell-properties>
    </style:style>
    <style:style style:name="P128" style:parent-style-name="Standard" style:family="paragraph">
      <style:paragraph-properties fo:margin-bottom="0in" fo:line-height="100%"/>
    </style:style>
    <style:style style:name="TableRow129" style:family="table-row">
      <style:table-row-properties style:min-row-height="0.4243in" style:use-optimal-row-height="false"/>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paragraph-properties fo:margin-bottom="0in" fo:line-height="100%"/>
    </style:style>
    <style:style style:name="P132" style:parent-style-name="Standard" style:family="paragraph">
      <style:paragraph-properties fo:margin-bottom="0in" fo:line-height="100%"/>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P137" style:parent-style-name="Standard" style:family="paragraph">
      <style:paragraph-properties fo:margin-bottom="0in" fo:line-height="100%"/>
    </style:style>
    <style:style style:name="T138" style:parent-style-name="DefaultParagraphFont" style:family="text">
      <style:text-properties fo:font-weight="bold" style:font-weight-asian="bold" style:font-weight-complex="bold"/>
    </style:style>
    <style:style style:name="P139" style:parent-style-name="Standard" style:family="paragraph">
      <style:paragraph-properties fo:margin-bottom="0in" fo:line-height="100%"/>
    </style:style>
    <style:style style:name="T140" style:parent-style-name="DefaultParagraphFont" style:family="text">
      <style:text-properties fo:font-weight="bold" style:font-weight-asian="bold" style:font-weight-complex="bold"/>
    </style:style>
    <style:style style:name="P141" style:parent-style-name="Standard" style:family="paragraph">
      <style:paragraph-properties fo:margin-bottom="0in" fo:line-height="100%"/>
    </style:style>
    <style:style style:name="T142" style:parent-style-name="DefaultParagraphFont" style:family="text">
      <style:text-properties fo:font-weight="bold" style:font-weight-asian="bold" style:font-weight-complex="bold"/>
    </style:style>
    <style:style style:name="P143" style:parent-style-name="Standard" style:family="paragraph">
      <style:paragraph-properties fo:margin-bottom="0in" fo:line-height="100%"/>
    </style:style>
    <style:style style:name="T144" style:parent-style-name="DefaultParagraphFont" style:family="text">
      <style:text-properties fo:font-weight="bold" style:font-weight-asian="bold" style:font-weight-complex="bold"/>
    </style:style>
    <style:style style:name="T145" style:parent-style-name="DefaultParagraphFont" style:family="text">
      <style:text-properties fo:font-weight="bold" style:font-weight-asian="bold" style:font-weight-complex="bold"/>
    </style:style>
    <style:style style:name="P146" style:parent-style-name="Standard" style:family="paragraph">
      <style:text-properties fo:font-weight="bold" style:font-weight-asian="bold" style:font-weight-complex="bold"/>
    </style:style>
    <style:style style:name="T147" style:parent-style-name="DefaultParagraphFont" style:family="text">
      <style:text-properties fo:font-weight="bold" style:font-weight-asian="bold" style:font-weight-complex="bold"/>
    </style:style>
    <style:style style:name="P148" style:parent-style-name="Standard" style:family="paragraph">
      <style:paragraph-properties fo:margin-bottom="0in" fo:line-height="100%"/>
    </style:style>
    <style:style style:name="T149" style:parent-style-name="DefaultParagraphFont" style:family="text">
      <style:text-properties fo:font-weight="bold" style:font-weight-asian="bold" style:font-weight-complex="bold"/>
    </style:style>
    <style:style style:name="P150" style:parent-style-name="Standard" style:family="paragraph">
      <style:paragraph-properties fo:margin-bottom="0in" fo:line-height="100%"/>
    </style:style>
    <style:style style:name="T151" style:parent-style-name="DefaultParagraphFont" style:family="text">
      <style:text-properties fo:font-weight="bold" style:font-weight-asian="bold" style:font-weight-complex="bold"/>
    </style:style>
    <style:style style:name="P152" style:parent-style-name="Standard" style:family="paragraph">
      <style:paragraph-properties fo:margin-bottom="0in" fo:line-height="100%"/>
    </style:style>
    <style:style style:name="T153" style:parent-style-name="DefaultParagraphFont" style:family="text">
      <style:text-properties fo:font-weight="bold" style:font-weight-asian="bold" style:font-weight-complex="bold"/>
    </style:style>
    <style:style style:name="P154" style:parent-style-name="Standard" style:family="paragraph">
      <style:paragraph-properties fo:margin-bottom="0in" fo:line-height="100%"/>
    </style:style>
    <style:style style:name="T155" style:parent-style-name="DefaultParagraphFont" style:family="text">
      <style:text-properties fo:font-weight="bold" style:font-weight-asian="bold" style:font-weight-complex="bold"/>
    </style:style>
    <style:style style:name="T156" style:parent-style-name="DefaultParagraphFont" style:family="text">
      <style:text-properties fo:font-weight="bold" style:font-weight-asian="bold" style:font-weight-complex="bold"/>
    </style:style>
    <style:style style:name="T157" style:parent-style-name="DefaultParagraphFont" style:family="text">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P159" style:parent-style-name="Standard" style:family="paragraph">
      <style:text-properties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P161" style:parent-style-name="Standard" style:family="paragraph">
      <style:paragraph-properties fo:margin-bottom="0in" fo:line-height="100%"/>
    </style:style>
    <style:style style:name="T162" style:parent-style-name="DefaultParagraphFont" style:family="text">
      <style:text-properties fo:font-weight="bold" style:font-weight-asian="bold" style:font-weight-complex="bold"/>
    </style:style>
    <style:style style:name="P163" style:parent-style-name="Standard" style:family="paragraph">
      <style:paragraph-properties fo:margin-bottom="0in" fo:line-height="100%"/>
    </style:style>
    <style:style style:name="T164" style:parent-style-name="DefaultParagraphFont" style:family="text">
      <style:text-properties fo:font-weight="bold" style:font-weight-asian="bold" style:font-weight-complex="bold"/>
    </style:style>
    <style:style style:name="P165" style:parent-style-name="Standard" style:family="paragraph">
      <style:paragraph-properties fo:margin-bottom="0in" fo:line-height="100%"/>
    </style:style>
    <style:style style:name="T166" style:parent-style-name="DefaultParagraphFont" style:family="text">
      <style:text-properties fo:font-weight="bold" style:font-weight-asian="bold" style:font-weight-complex="bold"/>
    </style:style>
    <style:style style:name="P167" style:parent-style-name="Standard" style:family="paragraph">
      <style:paragraph-properties fo:margin-bottom="0in" fo:line-height="100%"/>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style>
    <style:style style:name="P170" style:parent-style-name="Standard" style:family="paragraph">
      <style:text-properties fo:font-weight="bold" style:font-weight-asian="bold" style:font-weight-complex="bold"/>
    </style:style>
    <style:style style:name="P171" style:parent-style-name="Standard" style:family="paragraph">
      <style:text-properties fo:font-weight="bold" style:font-weight-asian="bold" style:font-weight-complex="bold"/>
    </style:style>
    <style:style style:name="P172" style:parent-style-name="Standard" style:family="paragraph">
      <style:text-properties fo:font-weight="bold" style:font-weight-asian="bold" style:font-weight-complex="bold"/>
    </style:style>
    <style:style style:name="P173" style:parent-style-name="Standard" style:family="paragraph">
      <style:text-properties fo:font-weight="bold" style:font-weight-asian="bold" style:font-weight-complex="bold"/>
    </style:style>
    <style:style style:name="P174" style:parent-style-name="Standard" style:family="paragraph">
      <style:text-properties fo:font-weight="bold" style:font-weight-asian="bold" style:font-weight-complex="bold"/>
    </style:style>
    <style:style style:name="P175" style:parent-style-name="Standard" style:family="paragraph">
      <style:text-properties fo:font-weight="bold" style:font-weight-asian="bold" style:font-weight-complex="bold"/>
    </style:style>
    <style:style style:name="P176" style:parent-style-name="Standard" style:family="paragraph">
      <style:text-properties fo:font-weight="bold" style:font-weight-asian="bold" style:font-weight-complex="bold"/>
    </style:style>
    <style:style style:name="P177" style:parent-style-name="Standard" style:family="paragraph">
      <style:text-properties fo:font-weight="bold" style:font-weight-asian="bold" style:font-weight-complex="bold"/>
    </style:style>
  </office:automatic-styles>
  <office:body>
    <office:text text:use-soft-page-breaks="true">
      <text:p text:style-name="P1"/>
      <text:section text:name="Sect1" text:style-name="S1">
        <text:p text:style-name="P13">D479 Task 2</text:p>
        <text:p text:style-name="P14"/>
        <text:p text:style-name="P15"/>
        <text:p text:style-name="P16"/>
        <text:h text:style-name="P17" text:outline-level="1">Your Prototype</text:h>
        <table:table table:style-name="Table18">
          <table:table-columns>
            <table:table-column table:style-name="TableColumn19"/>
            <table:table-column table:style-name="TableColumn20"/>
          </table:table-columns>
          <table:table-row table:style-name="TableRow21">
            <table:table-cell table:style-name="TableCell22">
              <text:p text:style-name="P23">Name:</text:p>
            </table:table-cell>
            <table:table-cell table:style-name="TableCell24">
              <text:p text:style-name="P25">Andre-Silver Alcid</text:p>
            </table:table-cell>
          </table:table-row>
          <table:table-row table:style-name="TableRow26">
            <table:table-cell table:style-name="TableCell27">
              <text:p text:style-name="P28">ID:</text:p>
            </table:table-cell>
            <table:table-cell table:style-name="TableCell29">
              <text:p text:style-name="P30">011933973</text:p>
            </table:table-cell>
          </table:table-row>
          <table:table-row table:style-name="TableRow31">
            <table:table-cell table:style-name="TableCell32" table:number-columns-spanned="2">
              <text:p text:style-name="P33">Prototype Link:</text:p>
            </table:table-cell>
            <table:covered-table-cell/>
          </table:table-row>
          <table:table-row table:style-name="TableRow34">
            <table:table-cell table:style-name="TableCell35" table:number-columns-spanned="2">
              <text:p text:style-name="P36"><text:a xlink:href="https://silveralcid.github.io/D479-UXDesign/" office:target-frame-name="_top" xlink:show="replace">https://silveralcid.github.io/D479-UXDesign/</text:a></text:p>
              <text:p text:style-name="P37"/>
            </table:table-cell>
            <table:covered-table-cell/>
          </table:table-row>
          <table:table-row table:style-name="TableRow38">
            <table:table-cell table:style-name="TableCell39" table:number-columns-spanned="2">
              <text:p text:style-name="P40">Five Objective Usability Tasks:</text:p>
            </table:table-cell>
            <table:covered-table-cell/>
          </table:table-row>
          <table:table-row table:style-name="TableRow41">
            <table:table-cell table:style-name="TableCell42" table:number-columns-spanned="2">
              <text:p text:style-name="P43">1. What is the size of the island?</text:p>
              <text:p text:style-name="P44">2. What currency does Taniti use?</text:p>
              <text:p text:style-name="P45">3. What is the population of the island?</text:p>
              <text:p text:style-name="P46">4. How many hospitals are located on the island?</text:p>
              <text:p text:style-name="P47">5. How many restaurants are on the island?</text:p>
            </table:table-cell>
            <table:covered-table-cell/>
          </table:table-row>
        </table:table>
        <text:p text:style-name="Standard"/>
        <text:h text:style-name="Heading1" text:outline-level="1">Your Completed Peer Reviews</text:h>
        <text:h text:style-name="Heading3" text:outline-level="3">Review 1</text:h>
        <table:table table:style-name="Table48">
          <table:table-columns>
            <table:table-column table:style-name="TableColumn49"/>
          </table:table-columns>
          <table:table-row table:style-name="TableRow50">
            <table:table-cell table:style-name="TableCell51">
              <text:p text:style-name="P52">Name of the Prototype Owner:</text:p>
            </table:table-cell>
          </table:table-row>
          <table:table-row table:style-name="TableRow53">
            <table:table-cell table:style-name="TableCell54">
              <text:p text:style-name="P55">Madelyn Rupprecht</text:p>
            </table:table-cell>
          </table:table-row>
          <table:table-row table:style-name="TableRow56">
            <table:table-cell table:style-name="TableCell57">
              <text:p text:style-name="P58">Your Panopto Review Link:</text:p>
            </table:table-cell>
          </table:table-row>
          <table:table-row table:style-name="TableRow59">
            <table:table-cell table:style-name="TableCell60">
              <text:p text:style-name="P61">https://wgu.hosted.panopto.com/Panopto/Pages/Viewer.aspx?id=cba450bf-5b2f-42aa-a47c-b1d2004cae7c</text:p>
            </table:table-cell>
          </table:table-row>
        </table:table>
        <text:p text:style-name="Standard"/>
        <text:h text:style-name="Heading3" text:outline-level="3">Review 2</text:h>
        <table:table table:style-name="Table62">
          <table:table-columns>
            <table:table-column table:style-name="TableColumn63"/>
          </table:table-columns>
          <table:table-row table:style-name="TableRow64">
            <table:table-cell table:style-name="TableCell65">
              <text:p text:style-name="P66">Name of the Prototype Owner:</text:p>
            </table:table-cell>
          </table:table-row>
          <table:table-row table:style-name="TableRow67">
            <table:table-cell table:style-name="TableCell68">
              <text:p text:style-name="P69">Christopher Ng</text:p>
            </table:table-cell>
          </table:table-row>
          <table:table-row table:style-name="TableRow70">
            <table:table-cell table:style-name="TableCell71">
              <text:p text:style-name="P72">Your Panopto Review Link:</text:p>
            </table:table-cell>
          </table:table-row>
          <table:table-row table:style-name="TableRow73">
            <table:table-cell table:style-name="TableCell74">
              <text:p text:style-name="P75">https://wgu.hosted.panopto.com/Panopto/Pages/Viewer.aspx?id=9776e444-7eca-4061-9f12-b1d2004e3240</text:p>
            </table:table-cell>
          </table:table-row>
        </table:table>
        <text:p text:style-name="Standard"/>
        <text:p text:style-name="Standard"/>
        <text:p text:style-name="Standard"/>
        <text:p text:style-name="Standard"/>
        <text:soft-page-break/>
        <text:h text:style-name="Heading3" text:outline-level="3">Review 3</text:h>
        <table:table table:style-name="Table76">
          <table:table-columns>
            <table:table-column table:style-name="TableColumn77"/>
          </table:table-columns>
          <table:table-row table:style-name="TableRow78">
            <table:table-cell table:style-name="TableCell79">
              <text:p text:style-name="P80">Name of the Prototype Owner:</text:p>
            </table:table-cell>
          </table:table-row>
          <table:table-row table:style-name="TableRow81">
            <table:table-cell table:style-name="TableCell82">
              <text:p text:style-name="P83">Patrick Feliciano</text:p>
            </table:table-cell>
          </table:table-row>
          <table:table-row table:style-name="TableRow84">
            <table:table-cell table:style-name="TableCell85">
              <text:p text:style-name="P86">Your Panopto Review Link:</text:p>
            </table:table-cell>
          </table:table-row>
          <table:table-row table:style-name="TableRow87">
            <table:table-cell table:style-name="TableCell88">
              <text:p text:style-name="P89">https://wgu.hosted.panopto.com/Panopto/Pages/Viewer.aspx?id=112092f8-a4cd-4a16-bfcd-b1d2004f78d9</text:p>
            </table:table-cell>
          </table:table-row>
        </table:table>
        <text:p text:style-name="Standard"/>
        <text:h text:style-name="Heading1" text:outline-level="1">Peer Reviews of Your Prototype</text:h>
        <text:h text:style-name="Heading3" text:outline-level="3">Review 1</text:h>
        <table:table table:style-name="Table90">
          <table:table-columns>
            <table:table-column table:style-name="TableColumn91"/>
          </table:table-columns>
          <table:table-row table:style-name="TableRow92">
            <table:table-cell table:style-name="TableCell93">
              <text:p text:style-name="P94">Name of Peer Reviewer:</text:p>
            </table:table-cell>
          </table:table-row>
          <table:table-row table:style-name="TableRow95">
            <table:table-cell table:style-name="TableCell96">
              <text:p text:style-name="P97">Patrick Feliciano</text:p>
            </table:table-cell>
          </table:table-row>
          <table:table-row table:style-name="TableRow98">
            <table:table-cell table:style-name="TableCell99">
              <text:p text:style-name="P100">Panopto Review Link:</text:p>
            </table:table-cell>
          </table:table-row>
          <table:table-row table:style-name="TableRow101">
            <table:table-cell table:style-name="TableCell102">
              <text:p text:style-name="P103"><text:a xlink:href="https://wgu.hosted.panopto.com/Panopto/Pages/Viewer.aspx?id=112092f8-a4cd-4a16-bfcd-b1d2004f78d9" office:target-frame-name="_top" xlink:show="replace"><text:span text:style-name="Hyperlink">https://wgu.hosted.panopto.com/Panopto/Pages/Viewer.aspx?id=112092f8-a4cd-4a16-bfcd-b1d2004f78d9</text:span></text:a></text:p>
            </table:table-cell>
          </table:table-row>
        </table:table>
        <text:p text:style-name="Standard"/>
        <text:h text:style-name="Heading3" text:outline-level="3">Review 2</text:h>
        <table:table table:style-name="Table104">
          <table:table-columns>
            <table:table-column table:style-name="TableColumn105"/>
          </table:table-columns>
          <table:table-row table:style-name="TableRow106">
            <table:table-cell table:style-name="TableCell107">
              <text:p text:style-name="P108">Name of Peer Reviewer:</text:p>
            </table:table-cell>
          </table:table-row>
          <table:table-row table:style-name="TableRow109">
            <table:table-cell table:style-name="TableCell110">
              <text:p text:style-name="P111">Karim Barhmed</text:p>
            </table:table-cell>
          </table:table-row>
          <table:table-row table:style-name="TableRow112">
            <table:table-cell table:style-name="TableCell113">
              <text:p text:style-name="P114">Panopto Review Link:</text:p>
            </table:table-cell>
          </table:table-row>
          <table:table-row table:style-name="TableRow115">
            <table:table-cell table:style-name="TableCell116">
              <text:p text:style-name="P117"><text:a xlink:href="https://wgu.hosted.panopto.com/Panopto/Pages/Viewer.aspx?id=fea76039-ed47-4b82-8fa0-b1d200f6cb5b" office:target-frame-name="_top" xlink:show="replace"><text:span text:style-name="Hyperlink">https://wgu.hosted.panopto.com/Panopto/Pages/Viewer.aspx?id=fea76039-ed47-4b82-8fa0-b1d200f6cb5b</text:span></text:a></text:p>
            </table:table-cell>
          </table:table-row>
        </table:table>
        <text:p text:style-name="Standard"/>
        <text:h text:style-name="Heading3" text:outline-level="3">Review 3</text:h>
        <table:table table:style-name="Table118">
          <table:table-columns>
            <table:table-column table:style-name="TableColumn119"/>
          </table:table-columns>
          <table:table-row table:style-name="TableRow120">
            <table:table-cell table:style-name="TableCell121">
              <text:p text:style-name="P122">Name of Peer Reviewer:</text:p>
            </table:table-cell>
          </table:table-row>
          <table:table-row table:style-name="TableRow123">
            <table:table-cell table:style-name="TableCell124">
              <text:p text:style-name="P125">Madelyn Rupprecht</text:p>
            </table:table-cell>
          </table:table-row>
          <table:table-row table:style-name="TableRow126">
            <table:table-cell table:style-name="TableCell127">
              <text:p text:style-name="P128">Panopto Review Link:</text:p>
            </table:table-cell>
          </table:table-row>
          <table:table-row table:style-name="TableRow129">
            <table:table-cell table:style-name="TableCell130">
              <text:p text:style-name="P131"><text:a xlink:href="https://wgu.hosted.panopto.com/Panopto/Pages/Viewer.aspx?id=d6adffae-62c6-4e29-a9d3-b1d20149294a" office:target-frame-name="_top" xlink:show="replace"><text:span text:style-name="Hyperlink">https://wgu.hosted.panopto.com/Panopto/Pages/Viewer.aspx?id=d6adffae-62c6-4e29-a9d3-b1d20149294a</text:span></text:a></text:p>
              <text:p text:style-name="P132"/>
            </table:table-cell>
          </table:table-row>
        </table:table>
        <text:p text:style-name="Standard"/>
        <text:p text:style-name="Standard"/>
        <text:p text:style-name="P133">[Task continued on next page]</text:p>
        <text:p text:style-name="Standard"/>
        <text:p text:style-name="Standard"/>
        <text:p text:style-name="Standard"/>
        <text:soft-page-break/>
        <text:p text:style-name="P134">D. Summarize Feedback</text:p>
        <text:p text:style-name="P135">Patrick:<text:s/></text:p>
        <text:p text:style-name="Standard">Patrick successfully completed all tasks and suggested consolidating the safety information on the About page to reduce clutter and enhance the user experience. This feedback<text:s/><text:span text:style-name="T136">is actionable.</text:span></text:p>
        <text:p text:style-name="P137">1. What is the size of the island?<text:s/><text:span text:style-name="T138">Found and answered correctly.</text:span></text:p>
        <text:p text:style-name="P139">2. What currency does Taniti use?<text:s/><text:span text:style-name="T140">Found and answered correctly.</text:span></text:p>
        <text:p text:style-name="P141">3. What is the population of the island?<text:s/><text:span text:style-name="T142">Found and answered correctly.</text:span></text:p>
        <text:p text:style-name="P143">4. How many hospitals are located on the island?<text:s/><text:span text:style-name="T144">Found and answered correctly.</text:span></text:p>
        <text:p text:style-name="Standard">5. How many restaurants are on the island?<text:s/><text:span text:style-name="T145">Found and answered correctly.</text:span></text:p>
        <text:p text:style-name="P146">Karim:</text:p>
        <text:p text:style-name="Standard">Karim successfully located and completed all five tasks. While they didn’t offer specific suggestions, they did mention appreciating how clean and easy it was to find the information, highlighting the intuitive design of the interface. <text:s/>This feedback<text:s/><text:span text:style-name="T147">is not actionable</text:span>. However, signaling that the design is going in the right direction is helpful.</text:p>
        <text:p text:style-name="P148">1. What is the size of the island?<text:s/><text:span text:style-name="T149">Found and answered correctly.</text:span></text:p>
        <text:p text:style-name="P150">2. What currency does Taniti use?<text:s/><text:span text:style-name="T151">Found and answered correctly.</text:span></text:p>
        <text:p text:style-name="P152">3. What is the population of the island?<text:s/><text:span text:style-name="T153">Found and answered correctly.</text:span></text:p>
        <text:p text:style-name="P154">4. How many hospitals are located on the island?<text:span text:style-name="T155"><text:s/></text:span><text:span text:style-name="T156">Found and answered correctly.</text:span></text:p>
        <text:p text:style-name="Standard">5. How many restaurants are on the island?<text:span text:style-name="T157"><text:s/></text:span><text:span text:style-name="T158">Found and answered correctly.</text:span></text:p>
        <text:p text:style-name="P159">Madelyn</text:p>
        <text:p text:style-name="Standard">Madelyn successfully located all the tasks but answered the question, "How many restaurants are on the island?" incorrectly. She was searching for a numerical value, and the way the restaurant information was presented led to some confusion. Despite this, she commented on enjoying the clean and aesthetic design. While<text:s/><text:span text:style-name="T160">her feedback wasn't directly actionable</text:span>, the insights gained from observing her navigation provided valuable guidance for improving the user experience design in future iterations.</text:p>
        <text:p text:style-name="P161">1. What is the size of the island?<text:s/><text:span text:style-name="T162">Found and answered correctly.</text:span></text:p>
        <text:p text:style-name="P163">2. What currency does Taniti use?<text:s/><text:span text:style-name="T164">Found and answered correctly.</text:span></text:p>
        <text:p text:style-name="P165">3. What is the population of the island?<text:s/><text:span text:style-name="T166">Found and answered correctly.</text:span></text:p>
        <text:p text:style-name="P167">4. How many hospitals are located on the island?<text:s/><text:span text:style-name="T168">Found and answered correctly.</text:span></text:p>
        <text:p text:style-name="Standard">5. How many restaurants are on the island?<text:s/><text:span text:style-name="T169">Found and answered incorrectly.</text:span></text:p>
        <text:p text:style-name="P170"/>
        <text:p text:style-name="P171"/>
        <text:p text:style-name="P172"/>
        <text:p text:style-name="P173"/>
        <text:p text:style-name="P174"/>
        <text:p text:style-name="P175"/>
        <text:p text:style-name="Standard"/>
        <text:soft-page-break/>
        <text:p text:style-name="P176">E. Summarize Design Changes</text:p>
        <text:p text:style-name="Standard">In the initial stages of drafting the wireframe, my primary focus was on fulfilling the project requirements as comprehensively as possible. While this approach ensured that all necessary elements were included, it became evident after conducting guerrilla testing that some aspects of the design required significant refinement. The feedback highlighted that the repeated logo in the footer was perceived as distracting and unnecessary by users. To address this, I made the decision to remove the redundant logo in the subsequent prototype, streamlining the design for a cleaner, more focused user experience.</text:p>
        <text:p text:style-name="Standard">Another critical issue identified during the testing phase was the layout of the original wireframe. Users found that the information was not presented in a way that was easy to digest or navigate, leading to potential confusion. In response, I restructured the home page in the prototype to serve as an entry point that intuitively guided users to the inner pages. Each section of the home page was designed as a teaser for the content within, paired with clear calls-to-action and prominently placed buttons to encourage engagement and facilitate seamless navigation.</text:p>
        <text:p text:style-name="Standard">Following the usability testing, it was encouraging to find that users responded positively to the layout and aesthetic improvements. However, to further enhance the design, I delved deeper into how users interacted with the site. I closely observed their reaction times, how easily they could locate information, and their overall navigation patterns. This detailed analysis informed several key decisions. I shortened and restructured paragraphs on both the home and inner pages to make the content more concise and accessible. Recognizing that users sometimes struggled to identify critical information, I strategically bolded certain facts and details to draw attention and create a stronger visual impact.</text:p>
        <text:p text:style-name="Standard">These iterative improvements were driven by user feedback and careful observation, ensuring that the final design not only met the initial requirements but also delivered a user experience that was both intuitive and engaging. By continuously refining the wireframe and prototype based on real user interactions, I was able to create a design that was not only functional but also resonated with users, making it easier for them to achieve their goals on the site.</text:p>
        <text:p text:style-name="P177">F. Sources</text:p>
        <text:p text:style-name="Standard">No additional resources were used for this task.</text:p>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Baskerville Old Face" svg:font-family="Baskerville Old Face" style:font-family-generic="roman" style:font-pitch="variable" svg:panose-1="2 2 6 2 8 5 5 2 3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E74B5"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fo:margin-bottom="0in"/>
      <style:text-properties style:font-name="Calibri Light" style:font-name-asian="F" fo:color="#2E74B5"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fo:margin-bottom="0in"/>
      <style:text-properties style:font-name="Calibri Light" style:font-name-asian="F" fo:color="#1F4D78"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3%"/>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fo:hyphenate="false"/>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DefaultParagraphFontWW" style:display-name="Default Paragraph Font (WW)" style:family="text"/>
    <style:style style:name="HeaderChar" style:display-name="Header Char" style:family="text" style:parent-style-name="DefaultParagraphFontWW"/>
    <style:style style:name="FooterChar" style:display-name="Footer Char" style:family="text" style:parent-style-name="DefaultParagraphFontWW"/>
    <style:style style:name="Heading1Char" style:display-name="Heading 1 Char" style:family="text" style:parent-style-name="DefaultParagraphFontWW">
      <style:text-properties style:font-name="Calibri Light" style:font-name-asian="F" style:font-name-complex="F" fo:color="#2E74B5" fo:font-size="16pt" style:font-size-asian="16pt" style:font-size-complex="16pt"/>
    </style:style>
    <style:style style:name="Heading2Char" style:display-name="Heading 2 Char" style:family="text" style:parent-style-name="DefaultParagraphFontWW">
      <style:text-properties style:font-name="Calibri Light" style:font-name-asian="F" style:font-name-complex="F" fo:color="#2E74B5" fo:font-size="13pt" style:font-size-asian="13pt" style:font-size-complex="13pt"/>
    </style:style>
    <style:style style:name="Heading3Char" style:display-name="Heading 3 Char" style:family="text" style:parent-style-name="DefaultParagraphFontWW">
      <style:text-properties style:font-name="Calibri Light" style:font-name-asian="F" style:font-name-complex="F" fo:color="#1F4D78" fo:font-size="12pt" style:font-size-asian="12pt" style:font-size-complex="12pt"/>
    </style:style>
    <style:style style:name="CommentReference" style:display-name="Comment Reference" style:family="text" style:parent-style-name="DefaultParagraphFontWW">
      <style:text-properties fo:font-size="8pt" style:font-size-asian="8pt" style:font-size-complex="8pt"/>
    </style:style>
    <style:style style:name="CommentTextChar" style:display-name="Comment Text Char" style:family="text" style:parent-style-name="DefaultParagraphFontWW">
      <style:text-properties fo:font-size="10pt" style:font-size-asian="10pt" style:font-size-complex="10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UnresolvedMention" style:display-name="Unresolved Mention" style:family="text" style:parent-style-name="DefaultParagraphFontWW">
      <style:text-properties fo:color="#605E5C" fo:background-color="#E1DFDD"/>
    </style:style>
    <style:style style:name="Mention" style:display-name="Mention" style:family="text" style:parent-style-name="DefaultParagraphFontWW">
      <style:text-properties fo:color="#2B579A" fo:background-color="#E1DFDD"/>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list-style style:name="NoListWW" style:display-name="No List (WW)">
      <text:list-level-style-number text:level="1" style:num-suffix="." style:num-list-format-name="NLF0"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3" style:display-name="WWNum3">
      <text:list-level-style-number text:level="1" style:num-suffix="." style:num-list-format-name="NLF0" style:num-format="1" text:start-value="4">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suffix="." style:num-list-format-name="NLF0" style:num-format="a" style:num-letter-sync="true">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3" style:num-suffix="." style:num-list-format-name="NLF0" style:num-format="i">
        <style:list-level-properties fo:text-align="end" text:space-before="1.1875in" text:min-label-width="0.125in" text:list-level-position-and-space-mode="label-alignment">
          <style:list-level-label-alignment text:label-followed-by="listtab" fo:margin-left="1.3125in" fo:text-indent="-0.125in"/>
        </style:list-level-properties>
      </text:list-level-style-number>
      <text:list-level-style-number text:level="4" style:num-suffix="." style:num-list-format-name="NLF0" style:num-format="1">
        <style:list-level-properties text:space-before="1.5625in" text:min-label-width="0.25in" text:list-level-position-and-space-mode="label-alignment">
          <style:list-level-label-alignment text:label-followed-by="listtab" fo:margin-left="1.8125in" fo:text-indent="-0.25in"/>
        </style:list-level-properties>
      </text:list-level-style-number>
      <text:list-level-style-number text:level="5" style:num-suffix="." style:num-list-format-name="NLF0" style:num-format="a" style:num-letter-sync="true">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6" style:num-suffix="." style:num-list-format-name="NLF0" style:num-format="i">
        <style:list-level-properties fo:text-align="end" text:space-before="2.6875in" text:min-label-width="0.125in" text:list-level-position-and-space-mode="label-alignment">
          <style:list-level-label-alignment text:label-followed-by="listtab" fo:margin-left="2.8125in" fo:text-indent="-0.125in"/>
        </style:list-level-properties>
      </text:list-level-style-number>
      <text:list-level-style-number text:level="7" style:num-suffix="." style:num-list-format-name="NLF0" style:num-format="1">
        <style:list-level-properties text:space-before="3.0625in" text:min-label-width="0.25in" text:list-level-position-and-space-mode="label-alignment">
          <style:list-level-label-alignment text:label-followed-by="listtab" fo:margin-left="3.3125in" fo:text-indent="-0.25in"/>
        </style:list-level-properties>
      </text:list-level-style-number>
      <text:list-level-style-number text:level="8" style:num-suffix="." style:num-list-format-name="NLF0" style:num-format="a" style:num-letter-sync="true">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9" style:num-suffix="." style:num-list-format-name="NLF0" style:num-format="i">
        <style:list-level-properties fo:text-align="end" text:space-before="4.1875in" text:min-label-width="0.125in" text:list-level-position-and-space-mode="label-alignment">
          <style:list-level-label-alignment text:label-followed-by="listtab" fo:margin-left="4.31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in" fo:margin-bottom="0.3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style:style style:name="T2" style:parent-style-name="DefaultParagraphFont" style:family="text">
      <style:text-properties style:font-name="Verdana" style:font-name-asian="F" fo:font-style="italic" style:font-style-asian="italic" fo:font-size="10pt" style:font-size-asian="10pt" style:font-size-complex="10pt"/>
    </style:style>
    <style:style style:name="T3" style:parent-style-name="DefaultParagraphFont" style:family="text">
      <style:text-properties style:font-name="Verdana" style:font-name-asian="F" fo:font-size="10pt" style:font-size-asian="10pt" style:font-size-complex="10pt"/>
    </style:style>
    <style:style style:name="P4" style:parent-style-name="Footer" style:family="paragraph">
      <style:paragraph-properties fo:text-align="center" fo:margin-left="-0.25in">
        <style:tab-stops>
          <style:tab-stop style:type="center" style:position="3.5in"/>
          <style:tab-stop style:type="right" style:position="6.75in"/>
        </style:tab-stops>
      </style:paragraph-properties>
    </style:style>
    <style:style style:name="P5" style:parent-style-name="Footer" style:family="paragraph">
      <style:paragraph-properties fo:text-align="center" fo:margin-top="0.0833in"/>
    </style:style>
    <style:style style:name="T6" style:parent-style-name="DefaultParagraphFont" style:family="text">
      <style:text-properties style:font-name="Verdana" style:font-name-complex="Arial" fo:color="#97999B" fo:letter-spacing="0.0138in" fo:font-size="9pt" style:font-size-asian="9pt"/>
    </style:style>
    <style:style style:name="T7" style:parent-style-name="DefaultParagraphFont" style:family="text">
      <style:text-properties style:font-name="Verdana" style:font-name-complex="Arial" fo:color="#97999B" fo:letter-spacing="0.0138in" fo:font-size="9pt" style:font-size-asian="9pt"/>
    </style:style>
    <style:style style:name="T8" style:parent-style-name="DefaultParagraphFont" style:family="text">
      <style:text-properties style:font-name="Verdana" style:font-name-asian="F" fo:font-style="italic" style:font-style-asian="italic" fo:font-size="10pt" style:font-size-asian="10pt" style:font-size-complex="10pt"/>
    </style:style>
    <style:style style:name="P9" style:parent-style-name="Footer" style:family="paragraph">
      <style:paragraph-properties fo:text-align="center" fo:margin-left="-0.25in">
        <style:tab-stops>
          <style:tab-stop style:type="center" style:position="3.5in"/>
          <style:tab-stop style:type="right" style:position="6.75in"/>
        </style:tab-stops>
      </style:paragraph-properties>
    </style:style>
    <style:style style:name="P10" style:parent-style-name="Footer" style:family="paragraph">
      <style:paragraph-properties fo:text-align="center" fo:margin-top="0.0833in"/>
    </style:style>
    <style:style style:name="T11" style:parent-style-name="DefaultParagraphFont" style:family="text">
      <style:text-properties style:font-name="Verdana" style:font-name-complex="Arial" fo:color="#97999B" fo:letter-spacing="0.0138in" fo:font-size="9pt" style:font-size-asian="9pt"/>
    </style:style>
    <style:style style:name="T12" style:parent-style-name="DefaultParagraphFont" style:family="text">
      <style:text-properties style:font-name="Verdana" style:font-name-complex="Arial" fo:color="#97999B" fo:letter-spacing="0.0138in" fo:font-size="9pt" style:font-size-asian="9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master-styles>
    <style:master-page style:name="MPF0" style:page-layout-name="PL0">
      <style:header>
        <text:p text:style-name="Header"><text:span text:style-name="T2">HJN1 – Task 2: Usability Testing<text:s/></text:span><text:span text:style-name="T3"><text:tab/>Usability Prototype and Peer Review Submission</text:span></text:p>
      </style:header>
      <style:footer>
        <text:p text:style-name="P4"><draw:frame draw:style-name="a0" draw:name="Picture 6" text:anchor-type="as-char" svg:x="0in" svg:y="0in" svg:width="4.7311in" svg:height="0.5256in" style:rel-width="scale" style:rel-height="scale"><draw:image xlink:href="media/image1.jpeg" xlink:type="simple" xlink:show="embed" xlink:actuate="onLoad"/><svg:title/><svg:desc/></draw:frame></text:p>
        <text:p text:style-name="P5"><text:span text:style-name="T6">PAGE<text:s/></text:span><text:span text:style-name="T7"><text:page-number text:fixed="false">3</text:page-number></text:span></text:p>
      </style:footer>
      <style:header-first>
        <text:p text:style-name="Header"><text:span text:style-name="T8">HJN1 – Task 2: Usability Testing</text:span></text:p>
      </style:header-first>
      <style:footer-first>
        <text:p text:style-name="P9"><draw:frame draw:style-name="a1" draw:name="Picture 1" text:anchor-type="as-char" svg:x="0in" svg:y="0in" svg:width="4.7311in" svg:height="0.5256in" style:rel-width="scale" style:rel-height="scale"><draw:image xlink:href="media/image1.jpeg" xlink:type="simple" xlink:show="embed" xlink:actuate="onLoad"/><svg:title/><svg:desc/></draw:frame></text:p>
        <text:p text:style-name="P10"><text:span text:style-name="T11">PAGE<text:s/></text:span><text:span text:style-name="T12"><text:page-number text:fixed="false">1</text:page-number></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Assessment Code: Task Title</dc:title>
    <meta:initial-creator>Mary Coleman</meta:initial-creator>
    <dc:creator>Andre-Silver Alcid</dc:creator>
    <meta:creation-date>2024-08-22T00:25:00Z</meta:creation-date>
    <dc:date>2024-08-22T00:25:00Z</dc:date>
    <meta:template xlink:href="Normal.dotm" xlink:type="simple"/>
    <meta:editing-cycles>2</meta:editing-cycles>
    <meta:editing-duration>PT240S</meta:editing-duration>
    <meta:user-defined meta:name="AppVersion">16.0000</meta:user-defined>
    <meta:user-defined meta:name="Company">Western Governors University</meta:user-defined>
    <meta:user-defined meta:name="ContentTypeId">0x010100C39F2A75005F2D43B30369DAED2CCB1C</meta:user-defined>
    <meta:user-defined meta:name="GrammarlyDocumentId">7a716d001e64596733b7a37e8b58e6921698f7a24a66746d2c0806c95f8d9715</meta:user-defined>
    <meta:document-statistic meta:page-count="4" meta:paragraph-count="90" meta:word-count="889" meta:character-count="6451" meta:row-count="157" meta:non-whitespace-character-count="5652"/>
  </office:meta>
</office:document-meta>
</file>